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Text_20_body" style:list-style-name="L5"/>
    <style:style style:name="P3" style:family="paragraph" style:parent-style-name="Text_20_body" style:list-style-name="L7"/>
    <style:style style:name="P4" style:family="paragraph" style:parent-style-name="Text_20_body" style:list-style-name="L9"/>
    <style:style style:name="P5" style:family="paragraph" style:parent-style-name="Text_20_body" style:list-style-name="L10"/>
    <style:style style:name="P6" style:family="paragraph" style:parent-style-name="Text_20_body" style:list-style-name="L11"/>
    <style:style style:name="P7" style:family="paragraph" style:parent-style-name="Text_20_body" style:list-style-name="L12"/>
    <style:style style:name="P8" style:family="paragraph" style:parent-style-name="Text_20_body" style:list-style-name="L13"/>
    <style:style style:name="P9" style:family="paragraph" style:parent-style-name="Text_20_body" style:list-style-name="L14"/>
    <style:style style:name="P10" style:family="paragraph" style:parent-style-name="Text_20_body" style:list-style-name="L15"/>
    <style:style style:name="P11" style:family="paragraph" style:parent-style-name="Text_20_body" style:list-style-name="L16"/>
    <style:style style:name="P12" style:family="paragraph" style:parent-style-name="Text_20_body" style:list-style-name="L17"/>
    <style:style style:name="P13" style:family="paragraph" style:parent-style-name="Text_20_body" style:list-style-name="L18"/>
    <style:style style:name="P14" style:family="paragraph" style:parent-style-name="Text_20_body" style:list-style-name="L19"/>
    <style:style style:name="P15" style:family="paragraph" style:parent-style-name="Text_20_body" style:list-style-name="L20"/>
    <style:style style:name="P16" style:family="paragraph" style:parent-style-name="Text_20_body" style:list-style-name="L21"/>
    <style:style style:name="P17" style:family="paragraph" style:parent-style-name="Text_20_body" style:list-style-name="L22"/>
    <style:style style:name="P18" style:family="paragraph" style:parent-style-name="Text_20_body" style:list-style-name="L23"/>
    <style:style style:name="P19" style:family="paragraph" style:parent-style-name="Text_20_body" style:list-style-name="L24"/>
    <style:style style:name="P20" style:family="paragraph" style:parent-style-name="Text_20_body" style:list-style-name="L25"/>
    <style:style style:name="P21" style:family="paragraph" style:parent-style-name="Text_20_body" style:list-style-name="L26"/>
    <style:style style:name="P22" style:family="paragraph" style:parent-style-name="Text_20_body" style:list-style-name="L27"/>
    <style:style style:name="P23" style:family="paragraph" style:parent-style-name="Text_20_body" style:list-style-name="L28"/>
    <style:style style:name="P24" style:family="paragraph" style:parent-style-name="Text_20_body" style:list-style-name="L29"/>
    <style:style style:name="P25" style:family="paragraph" style:parent-style-name="Text_20_body" style:list-style-name="L30"/>
    <style:style style:name="P26" style:family="paragraph" style:parent-style-name="Text_20_body" style:list-style-name="L31"/>
    <style:style style:name="P27" style:family="paragraph" style:parent-style-name="Text_20_body" style:list-style-name="L32"/>
    <style:style style:name="P28" style:family="paragraph" style:parent-style-name="Text_20_body" style:list-style-name="L33"/>
    <style:style style:name="P29" style:family="paragraph" style:parent-style-name="Text_20_body" style:list-style-name="L34"/>
    <style:style style:name="P30" style:family="paragraph" style:parent-style-name="Text_20_body" style:list-style-name="L35"/>
    <style:style style:name="P31" style:family="paragraph" style:parent-style-name="Text_20_body" style:list-style-name="L36"/>
    <style:style style:name="P32" style:family="paragraph" style:parent-style-name="Text_20_body" style:list-style-name="L37"/>
    <style:style style:name="P33" style:family="paragraph" style:parent-style-name="Text_20_body" style:list-style-name="L38"/>
    <style:style style:name="P34" style:family="paragraph" style:parent-style-name="Text_20_body" style:list-style-name="L39"/>
    <style:style style:name="P35" style:family="paragraph" style:parent-style-name="Text_20_body" style:list-style-name="L40"/>
    <style:style style:name="P36" style:family="paragraph" style:parent-style-name="Text_20_body" style:list-style-name="L41"/>
    <style:style style:name="P37" style:family="paragraph" style:parent-style-name="Text_20_body" style:list-style-name="L42"/>
    <style:style style:name="P38" style:family="paragraph" style:parent-style-name="Text_20_body">
      <style:paragraph-properties fo:break-before="pag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ols: </text:p>
      <text:p text:style-name="Text_20_body">%https://packages.zeek.org/packages/view/2d9cb4aa-a1e7-11ed-9c2f-0a598146b5c6?utm_source=chatgpt.com</text:p>
      <text:p text:style-name="Text_20_body">Zeek — flexible network analysis + ready-made ICMP exfil scripts (compare request↔reply payloads, payload-change heuristics).</text:p>
      <text:p text:style-name="Text_20_body">%https://www.infosecinstitute.com/resources/penetration-testing/snort-covert-channels/?utm_source=chatgpt.com</text:p>
      <text:p text:style-name="Text_20_body">Snort / Suricata — signature-based IDS: write rules to catch abnormal ICMP payloads, DF-bit tricks, unusual types/sizes. Good for deterministic checks but needs custom rules.</text:p>
      <text:p text:style-name="Text_20_body">%https://repository.rit.edu/cgi/viewcontent.cgi?article=1771&amp;context=other&amp;utm_source=chatgpt.com</text:p>
      <text:p text:style-name="Text_20_body">RITA / network-behaviour detection systems (and commercial detectors) — look for unusual ICMP server/agent behaviour or volumes; useful but can miss stealthy channels unless tuned</text:p>
      <text:p text:style-name="Text_20_body">%https://www.trisul.org/blog/detecting-icmp-covert-channels-through-payload-analysis/?utm_source=chatgpt.com</text:p>
      <text:p text:style-name="Text_20_body">Packet-capture &amp; manual analysis (tcpdump/tshark/Wireshark) — indispensable to inspect payloads, timing, sizes, and perform entropy/hamming-distance checks.</text:p>
      <text:p text:style-name="Text_20_body">%https://ethicalhacksacademy.com/blogs/cyber-security-tools/pingrat?utm_source=chatgpt.com</text:p>
      <text:p text:style-name="Text_20_body">Covert-channel generators for testing (icmpsh, icmpdoor, PingRAT, ICMP-GOSH, etc.) — you need these to generate realistic test traffic. Use them inside a lab.</text:p>
      <text:p text:style-name="Text_20_body">%</text:p>
      <text:p text:style-name="Text_20_body"/>
      <text:p text:style-name="Text_20_body">%</text:p>
      <text:p text:style-name="Text_20_body"/>
      <text:p text:style-name="Text_20_body">%</text:p>
      <text:p text:style-name="Text_20_body"/>
      <text:p text:style-name="Text_20_body">%</text:p>
      <text:p text:style-name="Text_20_body"/>
      <text:p text:style-name="Text_20_body"/>
      <text:p text:style-name="Text_20_body">%https://docs-dibris.github.io/assets/posters/2022/Zuppelli.pdf?utm_source=chatgpt.com</text:p>
      <text:p text:style-name="Text_20_body">Many covert channels hide inside normally-allowed ICMP traffic, or encrypt/encode payloads and vary timing to evade signatures. Out-of-the-box IDS (Snort/Suricata/Zeek) often don’t detect covert channels unless you add heuristics (payload comparison, entropy/timing rules, ML), so testing must include both signature and anomaly-based checks</text:p>
      <text:p text:style-name="Text_20_body"/>
      <text:p text:style-name="Text_20_body"><text:soft-page-break/>%https://www.trisul.org/blog/detecting-icmp-covert-channels-through-payload-analysis/?utm_source=chatgpt.com</text:p>
      <text:p text:style-name="Text_20_body">%https://link.springer.com/chapter/10.1007/978-3-540-39737-3_103?utm_source=chatgpt.com</text:p>
      <text:p text:style-name="Text_20_body">%https://packages.zeek.org/packages/view/cb86370c-9348-11eb-81e7-0a598146b5c6?utm_source=chatgpt.com </text:p>
      <text:p text:style-name="Text_20_body">Detection techniques you should implement / test</text:p>
      <text:p text:style-name="Text_20_body"><text:s text:c="4"/>Echo-request ↔ Echo-reply payload comparison (pairwise) — most normal ping implementations keep payloads stable; tunnels/exfil change them a lot. (hamming-distance or direct diff). </text:p>
      <text:p text:style-name="Text_20_body"><text:s text:c="4"/>Trisul Network Analytics</text:p>
      <text:p text:style-name="Text_20_body"><text:s text:c="4"/>+1</text:p>
      <text:p text:style-name="Text_20_body"/>
      <text:p text:style-name="Text_20_body"><text:s text:c="4"/>Payload entropy / randomness test — high entropy indicates encrypted/encoded content. Useful to flag suspicious ICMP payloads. </text:p>
      <text:p text:style-name="Text_20_body"><text:s text:c="4"/>dl.packetstormsecurity.net</text:p>
      <text:p text:style-name="Text_20_body"/>
      <text:p text:style-name="Text_20_body"><text:s text:c="4"/>Timing / inter-arrival analysis (timing covert channels) — look for periodic beacons or timing modulation patterns. ML classifiers / SVMs have been used in research. </text:p>
      <text:p text:style-name="Text_20_body"><text:s text:c="4"/>SpringerLink</text:p>
      <text:p text:style-name="Text_20_body"/>
      <text:p text:style-name="Text_20_body"><text:s text:c="4"/>Volume / size heuristics — abnormal volumes or large payload sizes for ICMP are suspicious. </text:p>
      <text:p text:style-name="Text_20_body"><text:s text:c="4"/>Zeek Package Manager</text:p>
      <text:p text:style-name="Text_20_body"/>
      <text:p text:style-name="Text_20_body"><text:s text:c="4"/>Protocol misuse (odd ICMP types/codes, unusual DF/DF-bit tricks, unusual TTL patterns) — rules can catch non-standard behaviors. </text:p>
      <text:p text:style-name="Text_20_body"><text:s text:c="4"/>dl.packetstormsecurity.net</text:p>
      <text:p text:style-name="P38"/>
      <text:p text:style-name="Horizontal_20_Line"/>
      <text:h text:style-name="Heading_20_1" text:outline-level="1"/>
      <text:p text:style-name="Horizontal_20_Line"/>
      <text:h text:style-name="Heading_20_1" text:outline-level="1"/>
      <text:p text:style-name="Text_20_body"/>
      <text:p text:style-name="Horizontal_20_Line"/>
      <text:h text:style-name="Heading_20_1" text:outline-level="1"/>
      <text:p text:style-name="Text_20_body"/>
      <text:h text:style-name="Heading_20_1" text:outline-level="1"/>
      <text:p text:style-name="Horizontal_20_Line"/>
      <text:p text:style-name="Text_20_body"/>
      <text:p text:style-name="Standard"/>
      <text:p text:style-name="Standard"/>
      <text:p text:style-name="Standard"/>
      <text:p text:style-name="Standard"/>
      <text:p text:style-name="Standard">Zeek Package Manager</text:p>
      <text:p text:style-name="Standard">Zeek ICMP Exfil Detection</text:p>
      <text:p text:style-name="Standard">Jan 30, 2023 — This script identifies data exfiltration over the ICMP protocol. It measures odd activities like unmatching echo reply payloads and differing payload contents.</text:p>
      <text:p text:style-name="Standard"/>
      <text:p text:style-name="Standard">Infosec Institute</text:p>
      <text:p text:style-name="Standard">Snort Covert Channels</text:p>
      <text:p text:style-name="Standard">Mar 31, 2016 — In this lab, we are going to examine some of the common techniques of covert communications and write Snort rules aimed at their detection.</text:p>
      <text:p text:style-name="Standard">repository.rit.edu</text:p>
      <text:p text:style-name="Standard">ICMP Covert Channel Resiliency - RIT Digital Institutional Repository</text:p>
      <text:p text:style-name="Standard">by K Stokes · 2010 · Cited by 11 — With these current solutions outlined, little information is available for actual survivability of the tools and general ICMP covert channel message resiliency.</text:p>
      <text:p text:style-name="Standard"/>
      <text:p text:style-name="Standard">Trisul Network Analytics</text:p>
      <text:p text:style-name="Standard">Detecting ICMP Covert Channels through payload analysis</text:p>
      <text:p text:style-name="Standard">1 gennaio 2019 – Jan 1, 2019 — ICMP covert channels are detected by comparing echo-request and reply payloads, and by checking the hamming distance between successive echo/ ...</text:p>
      <text:p text:style-name="Standard">Ethical Hackers Academy</text:p>
      <text:p text:style-name="Standard">PingRAT - Covert C2 Communication via ICMP Tunneling</text:p>
      <text:p text:style-name="Standard"><text:soft-page-break/>27 febbraio 2025 – Feb 27, 2025 — PingRAT is a sophisticated tool designed for covert Command and Control (C2) communication, leveraging ICMP (Internet Control Message Protocol) payloads to ...</text:p>
      <text:p text:style-name="Standard"/>
      <text:p text:style-name="Standard">DoCS</text:p>
      <text:p text:style-name="Standard">Are We Protected Against Network Covert Channels? - DoCS</text:p>
      <text:p text:style-name="Standard">30 maggio 2022 – by M Zuppelli — In this poster, we showcased how Snort, Zeek and Suricata, configured with a minimal set of rules, are not able to detect the presence of covert channels ...</text:p>
      <text:p text:style-name="Standard">dl.packetstormsecurity.net</text:p>
      <text:p text:style-name="Standard">Covert Channel over ICMP</text:p>
      <text:p text:style-name="Standard">by D Mandal · 2011 · Cited by 6 — Snort provides one or two rules that can help in detecting ICMP payload covert channels. This is one example. Another example is to detect ...</text:p>
      <text:p text:style-name="Standard"/>
      <text:p text:style-name="Standard">SpringerLink</text:p>
      <text:p text:style-name="Standard">Covert Channel Detection in the ICMP Payload Using ...</text:p>
      <text:p text:style-name="Standard">2 ottobre 2003 – by T Sohn · 2003 · Cited by 53 — To detect a ICMP covert channel, we used SVM which has excellent performance in pattern classification problems. Our experiments showed that the proposed method ...</text:p>
      <text:p text:style-name="Standard">Zeek Package Manager</text:p>
      <text:p text:style-name="Standard">Simple policy to detect ICMP Scans</text:p>
      <text:p text:style-name="Standard">Oct 22, 2020 — Heuristics are simple: check for different kinds icmp connections and if they cross a certain threshold generate notice. (This version uses ...</text:p>
      <text:p text:style-name="Standard"/>
      <text:p text:style-name="Standard">Medium</text:p>
      <text:p text:style-name="Standard">Snort: A Step-by-Step Guide to Writing and Testing Simple ...</text:p>
      <text:p text:style-name="Standard">11 ottobre 2024 – Purpose: This rule alerts whenever ICMP traffic is sent to the IP address 8.8. 8.8 . It's useful for detecting ping requests or any other ICMP ...</text:p>
      <text:p text:style-name="Standard">Altre opzioni</text:p>
      <text:p text:style-name="Standard"/>
      <text:p text:style-name="Standard">medium.com</text:p>
      <text:p text:style-name="Standard">“From Ping to Malware: How ICMP Becomes a Silent ...</text:p>
      <text:p text:style-name="Standard">🛡️ Why ICMP Covert Channels Are Hard to Detect. ICMP is stateless ... Use deep packet inspection with tools like Suricata or Zeek to look inside ...</text:p>
      <text:p text:style-name="Standard"/>
      <text:p text:style-name="Standard">medium.com</text:p>
      <text:p text:style-name="Standard">Data Exfiltration Over DNS, HTTP &amp; Custom Covert Channels</text:p>
      <text:p text:style-name="Standard">Key Tools for Detection and Response. Zeek: Network traffic analyzer, great for spotting DNS and HTTP anomalies. Wireshark: Deep packet ...</text:p>
      <text:p text:style-name="Standard"/>
      <text:p text:style-name="Standard">vectra.ai</text:p>
      <text:p text:style-name="Standard">ICMP Tunnel: Server | Vectra AI Detections</text:p>
      <text:p text:style-name="Standard">The "ICMP Tunnel: Server" detection identifies instances where a host within the network is acting as a server using ICMP (Internet Control Message Protocol)</text:p>
      <text:p text:style-name="Standard"/>
      <text:p text:style-name="Standard">ice-rise.sk</text:p>
      <text:p text:style-name="Standard">Covert Channel Detection Methods - ice-rise.sk</text:p>
      <text:p text:style-name="Standard">by A Ondov · Cited by 5 — On the other hand, we have Zeek (formerly Bro). It is highly customizable software with the option to add custom plugins in the form of scripts.</text:p>
      <text:p text:style-name="Standard"/>
      <text:p text:style-name="Standard">crowdstrike.com</text:p>
      <text:p text:style-name="Standard">Snort Explained: Understanding Snort Rules and Use Cases</text:p>
      <text:p text:style-name="Standard"><text:soft-page-break/>Apr 24, 2023 — The Snort rule language is very flexible, enabling you to create your own Snort rules to differentiate regular network activity from anomalous ...</text:p>
      <text:p text:style-name="Standard">dsu.edu</text:p>
      <text:p text:style-name="Standard">Evaluating the Impacts of Detecting X.509 Covert Channels</text:p>
      <text:p text:style-name="Standard">by C Welu · 2019 · Cited by 2 — The study used the open source intrusion prevention and detection system, Suricata. Suricata is one of two popular open-source network intrusion detection and ...</text:p>
      <text:p text:style-name="Standard">checkpoint.com</text:p>
      <text:p text:style-name="Standard">ICMP covert channel detection</text:p>
      <text:p text:style-name="Standard">The TCSEC defines two kinds of covert channels: Storage channels - Cover communication by modifying a "storage location", such as a hard drive, and Timing ...</text:p>
      <text:p text:style-name="Standard"/>
      <text:p text:style-name="Standard">activecountermeasures.com</text:p>
      <text:p text:style-name="Standard">Malware of the Day - C2 over ICMP (ICMP-GOSH)</text:p>
      <text:p text:style-name="Standard">May 15, 2025 — ICMP-GOSH is a custom Go-based C2 tool that uses ICMP Type 3 error messages to send commands, often for persistence after initial access.</text:p>
      <text:p text:style-name="Standard"/>
      <text:p text:style-name="Standard">zeek.org</text:p>
      <text:p text:style-name="Standard">policy/misc/detect-traceroute/main.zeek</text:p>
      <text:p text:style-name="Standard">This script detects a large number of ICMP Time Exceeded messages heading toward hosts that have sent low TTL packets. It generates a notice when the number of ...</text:p>
      <text:p text:style-name="Standard">snort.org</text:p>
      <text:p text:style-name="Standard">Rule Docs 1:29456</text:p>
      <text:p text:style-name="Standard">Rule Explanation. The rule looks for PING traffic coming into the network that doesn't follow the normal format of a PING. What To Look For.</text:p>
      <text:p text:style-name="Standard"/>
      <text:p text:style-name="Standard">cynet.com</text:p>
      <text:p text:style-name="Standard">How Hackers Use ICMP Tunneling to Own Your Network</text:p>
      <text:p text:style-name="Standard">Jan 23, 2025 — Cynet's network defense products implement smart heuristics and machine learning algorithms to detect and prevent ICMP tunneling. Some common ...</text:p>
      <text:p text:style-name="Standard"/>
      <text:p text:style-name="Standard">trellix.com</text:p>
      <text:p text:style-name="Standard">How to use snort rules to detect IP communication between ...</text:p>
      <text:p text:style-name="Standard">Feb 16, 2023 — This section explains how to construct Snort rules that can detect TCP, UDP, or ICMP communication between specific hosts or networks based on IP address.</text:p>
      <text:p text:style-name="Standard"/>
      <text:p text:style-name="Standard">springer.com</text:p>
      <text:p text:style-name="Standard">A TCP-based covert channel with integrity check and ...</text:p>
      <text:p text:style-name="Standard">by S Bistarelli · 2024 · Cited by 5 — We propose a covert channel and its implementation in Windows OS. This storage channel uses the Initial Sequence Number of TCP to hide four characters of text.</text:p>
      <text:p text:style-name="Standard">github.com</text:p>
      <text:p text:style-name="Standard">Smendowski/hidden-communication-using-covert-channels</text:p>
      <text:p text:style-name="Standard">Implementation of network Covert Channels for hidden communication purposes using Domain Name System, Internet Control Message Protocol, ScaPy, and email ...</text:p>
      <text:p text:style-name="Standard">github.com</text:p>
      <text:p text:style-name="Standard">ICMP Anomaly Detection · Security-Onion-Solutions ...</text:p>
      <text:p text:style-name="Standard">Eric Conrad shared some IDS rules for detecting unusual ICMP echo requests/replies and identifying C2 channels that may utilize ICMP tunneling for covert ...</text:p>
      <text:p text:style-name="Standard"/>
      <text:p text:style-name="Standard">sc.edu</text:p>
      <text:p text:style-name="Standard">Zeek Intrusion Detection Lab Series</text:p>
      <text:p text:style-name="Standard"><text:soft-page-break/>Mar 13, 2020 — The Zeek Intrusion Detection Lab Series covers Zeek capabilities, logs, parsing, network traffic, scripting, signatures, and real-time network ...</text:p>
      <text:p text:style-name="Standard">manual-snort-org.s3-website-us-east-1.amazonaws.com</text:p>
      <text:p text:style-name="Standard">3.6 Non-Payload Detection Rule Options</text:p>
      <text:p text:style-name="Standard">The icmp_seq keyword is used to check for a specific ICMP sequence value. This is useful because some covert channel programs use static ICMP fields when they ...</text:p>
      <text:p text:style-name="Standard"/>
      <text:p text:style-name="Standard">paloaltonetworks.com</text:p>
      <text:p text:style-name="Standard">[ICMP Covert Channel] Allow only ICMP Ping packet that has ...</text:p>
      <text:p text:style-name="Standard">Dear all, I am using PA-8.0.0-ESXi virtual machine and I am trying to prevent covert channel communication using ICMP Payload. For example, - 259933.</text:p>
      <text:p text:style-name="Standard"/>
      <text:p text:style-name="Standard">infosecinstitute.com</text:p>
      <text:p text:style-name="Standard">Lab: identifying the use of covert channels</text:p>
      <text:p text:style-name="Standard">Jun 29, 2016 — Covert ICMP channels using PTUNNEL tool · Ptunnel stands for "Ping Tunneling". · It is used to tunnel TCP connections over ICMP Echo requests and ...</text:p>
      <text:p text:style-name="Standard"/>
      <text:p text:style-name="Standard">youtube.com</text:p>
      <text:p text:style-name="Standard">ZeekWeek 2022 - Lightning Talk on Using Zeek to Detect Data ...</text:p>
      <text:p text:style-name="Standard">Rakesh Passa talks about using Zeek to detect data exfiltration over ICMP. His script measures odd activities like unmatched echo reply ...</text:p>
      <text:p text:style-name="Standard"/>
      <text:p text:style-name="Standard">dev.to</text:p>
      <text:p text:style-name="Standard">Detect Dos, ping etc.. using SNORT</text:p>
      <text:p text:style-name="Standard">Dec 3, 2020 — Snort is a packet sniffer that monitors network traffic in real time, scrutinizing each packet closely to detect a dangerous payload or suspicious anomalies.</text:p>
      <text:p text:style-name="Standard"/>
      <text:p text:style-name="Standard">researchgate.net</text:p>
      <text:p text:style-name="Standard">(PDF) Detection of Covert Channels Over ICMP Protocol</text:p>
      <text:p text:style-name="Standard">We propose a new practical multiuser decoding scheme based on physical-layer network coding (PNC) for a K-user fading multiple-access channel.</text:p>
      <text:p text:style-name="Standard"/>
      <text:p text:style-name="Standard">tum.de</text:p>
      <text:p text:style-name="Standard">Covert Communication over ICMP</text:p>
      <text:p text:style-name="Standard">by G Merezas — One of the many tools of these malicious actors is. ICMP tunneling, a method used for the establishment of hidden channels within network environments. These ...</text:p>
      <text:p text:style-name="Standard">mehiardabbagh.com</text:p>
      <text:p text:style-name="Standard">Covert Channels in Botnets</text:p>
      <text:p text:style-name="Standard">by M Dabbagh · Cited by 2 — We investigate whether Snort is able to detect the hidden channels and we propose detection solutions for IP ID and TTL covert channels that weren't detected by ...</text:p>
      <text:p text:style-name="Standard"/>
      <text:p text:style-name="Standard">esrgroups.org</text:p>
      <text:p text:style-name="Standard">An Improved Method for Detecting Covert Channels in the ...</text:p>
      <text:p text:style-name="Standard">The findings proved that the proposed method can detect ICMP covert channels from normal ICMP traffic using SVM [3]. Fadlalla et al. (2018) in their study …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6T23:48:35.923000000</meta:creation-date>
    <dc:date>2025-10-08T17:48:51.380000000</dc:date>
    <meta:editing-duration>PT6H18M55S</meta:editing-duration>
    <meta:editing-cycles>13</meta:editing-cycles>
    <meta:generator>LibreOffice/7.5.7.1$Windows_X86_64 LibreOffice_project/47eb0cf7efbacdee9b19ae25d6752381ede23126</meta:generator>
    <meta:document-statistic meta:table-count="0" meta:image-count="0" meta:object-count="0" meta:page-count="6" meta:paragraph-count="138" meta:word-count="1516" meta:character-count="10879" meta:non-whitespace-character-count="9414"/>
  </office:meta>
</office:document-meta>
</file>